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ymbol" svg:font-family="Symbol" style:font-family-generic="roman" style:font-pitch="variable" style:font-charset="x-symbol"/>
    <style:font-face style:name="Lucida Sans1" svg:font-family="'Lucida Sans'" style:font-family-generic="swiss"/>
    <style:font-face style:name="Noto Sans Devanagari" svg:font-family="'Noto Sans Devanagari'" style:font-family-generic="swiss"/>
    <style:font-face style:name="Microsoft YaHei" svg:font-family="'Microsoft YaHei'" style:font-pitch="variable"/>
    <style:font-face style:name="OpenSymbol" svg:font-family="OpenSymbol, 'Arial Unicode MS'" style:font-pitch="variable"/>
    <style:font-face style:name="SimSun"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Lucida Sans2" svg:font-family="'Lucida Sans'"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NSimSun" svg:font-family="NSimSun" style:font-family-generic="system" style:font-pitch="variable"/>
  </office:font-face-decls>
  <office:automatic-styles>
    <style:style style:name="Tabla1" style:family="table">
      <style:table-properties style:width="16.021cm" table:align="left" style:writing-mode="lr-tb"/>
    </style:style>
    <style:style style:name="Tabla1.A" style:family="table-column">
      <style:table-column-properties style:column-width="3.2cm"/>
    </style:style>
    <style:style style:name="Tabla1.E" style:family="table-column">
      <style:table-column-properties style:column-width="3.223cm"/>
    </style:style>
    <style:style style:name="Tabla1.1" style:family="table-row">
      <style:table-row-properties fo:keep-together="auto"/>
    </style:style>
    <style:style style:name="Tabla1.A1" style:family="table-cell">
      <style:table-cell-properties style:vertical-align="top" fo:background-color="#e6e6e6" fo:padding="0.097cm" fo:border-left="0.1pt solid #000000" fo:border-right="none" fo:border-top="0.1pt solid #000000" fo:border-bottom="0.1pt solid #000000" style:writing-mode="lr-tb">
        <style:background-image/>
      </style:table-cell-properties>
    </style:style>
    <style:style style:name="Tabla1.E1" style:family="table-cell">
      <style:table-cell-properties style:vertical-align="top" fo:background-color="#e6e6e6" fo:padding="0.097cm" fo:border="0.1pt solid #000000" style:writing-mode="lr-tb">
        <style:background-image/>
      </style:table-cell-properties>
    </style:style>
    <style:style style:name="Tabla1.A2" style:family="table-cell">
      <style:table-cell-properties style:vertical-align="top" fo:padding="0.097cm" fo:border-left="0.1pt solid #000000" fo:border-right="none" fo:border-top="none" fo:border-bottom="0.1pt solid #000000" style:writing-mode="lr-tb"/>
    </style:style>
    <style:style style:name="Tabla1.B2" style:family="table-cell">
      <style:table-cell-properties style:vertical-align="top" fo:padding="0.097cm" fo:border-left="0.1pt solid #000000" fo:border-right="none" fo:border-top="none" fo:border-bottom="0.1pt solid #000000" style:writing-mode="lr-tb"/>
    </style:style>
    <style:style style:name="Tabla1.C2" style:family="table-cell">
      <style:table-cell-properties style:vertical-align="top" fo:padding="0.097cm" fo:border-left="0.1pt solid #000000" fo:border-right="none" fo:border-top="none" fo:border-bottom="0.1pt solid #000000" style:writing-mode="lr-tb"/>
    </style:style>
    <style:style style:name="Tabla1.D2" style:family="table-cell">
      <style:table-cell-properties style:vertical-align="top" fo:padding="0.097cm" fo:border-left="0.1pt solid #000000" fo:border-right="none" fo:border-top="none" fo:border-bottom="0.1pt solid #000000" style:writing-mode="lr-tb"/>
    </style:style>
    <style:style style:name="Tabla1.E2" style:family="table-cell">
      <style:table-cell-properties style:vertical-align="top" fo:padding="0.097cm" fo:border-left="0.1pt solid #000000" fo:border-right="0.1pt solid #000000" fo:border-top="none" fo:border-bottom="0.1pt solid #000000" style:writing-mode="lr-tb"/>
    </style:style>
    <style:style style:name="Tabla1.A3" style:family="table-cell">
      <style:table-cell-properties style:vertical-align="top" fo:padding="0.097cm" fo:border-left="0.1pt solid #000000" fo:border-right="none" fo:border-top="none" fo:border-bottom="0.1pt solid #000000" style:writing-mode="lr-tb"/>
    </style:style>
    <style:style style:name="Tabla1.B3" style:family="table-cell">
      <style:table-cell-properties style:vertical-align="top" fo:padding="0.097cm" fo:border-left="0.1pt solid #000000" fo:border-right="none" fo:border-top="none" fo:border-bottom="0.1pt solid #000000" style:writing-mode="lr-tb"/>
    </style:style>
    <style:style style:name="Tabla1.C3" style:family="table-cell">
      <style:table-cell-properties style:vertical-align="top" fo:padding="0.097cm" fo:border-left="0.1pt solid #000000" fo:border-right="none" fo:border-top="none" fo:border-bottom="0.1pt solid #000000" style:writing-mode="lr-tb"/>
    </style:style>
    <style:style style:name="Tabla1.D3" style:family="table-cell">
      <style:table-cell-properties style:vertical-align="top" fo:padding="0.097cm" fo:border-left="0.1pt solid #000000" fo:border-right="none" fo:border-top="none" fo:border-bottom="0.1pt solid #000000" style:writing-mode="lr-tb"/>
    </style:style>
    <style:style style:name="Tabla1.E3" style:family="table-cell">
      <style:table-cell-properties style:vertical-align="top" fo:padding="0.097cm" fo:border-left="0.1pt solid #000000" fo:border-right="0.1pt solid #000000" fo:border-top="none" fo:border-bottom="0.1pt solid #000000" style:writing-mode="lr-tb"/>
    </style:style>
    <style:style style:name="Tabla1.A4" style:family="table-cell">
      <style:table-cell-properties style:vertical-align="top" fo:padding="0.097cm" fo:border-left="0.1pt solid #000000" fo:border-right="none" fo:border-top="none" fo:border-bottom="0.1pt solid #000000" style:writing-mode="lr-tb"/>
    </style:style>
    <style:style style:name="Tabla1.B4" style:family="table-cell">
      <style:table-cell-properties style:vertical-align="top" fo:padding="0.097cm" fo:border-left="0.1pt solid #000000" fo:border-right="none" fo:border-top="none" fo:border-bottom="0.1pt solid #000000" style:writing-mode="lr-tb"/>
    </style:style>
    <style:style style:name="Tabla1.C4" style:family="table-cell">
      <style:table-cell-properties style:vertical-align="top" fo:padding="0.097cm" fo:border-left="0.1pt solid #000000" fo:border-right="none" fo:border-top="none" fo:border-bottom="0.1pt solid #000000" style:writing-mode="lr-tb"/>
    </style:style>
    <style:style style:name="Tabla1.D4" style:family="table-cell">
      <style:table-cell-properties style:vertical-align="top" fo:padding="0.097cm" fo:border-left="0.1pt solid #000000" fo:border-right="none" fo:border-top="none" fo:border-bottom="0.1pt solid #000000" style:writing-mode="lr-tb"/>
    </style:style>
    <style:style style:name="Tabla1.E4" style:family="table-cell">
      <style:table-cell-properties style:vertical-align="top" fo:padding="0.097cm" fo:border-left="0.1pt solid #000000" fo:border-right="0.1pt solid #000000" fo:border-top="none" fo:border-bottom="0.1pt solid #000000" style:writing-mode="lr-tb"/>
    </style:style>
    <style:style style:name="Tabla1.A5" style:family="table-cell">
      <style:table-cell-properties style:vertical-align="top" fo:padding="0.097cm" fo:border-left="0.1pt solid #000000" fo:border-right="none" fo:border-top="none" fo:border-bottom="0.1pt solid #000000" style:writing-mode="lr-tb"/>
    </style:style>
    <style:style style:name="Tabla1.B5" style:family="table-cell">
      <style:table-cell-properties style:vertical-align="top" fo:padding="0.097cm" fo:border-left="0.1pt solid #000000" fo:border-right="none" fo:border-top="none" fo:border-bottom="0.1pt solid #000000" style:writing-mode="lr-tb"/>
    </style:style>
    <style:style style:name="Tabla1.C5" style:family="table-cell">
      <style:table-cell-properties style:vertical-align="top" fo:padding="0.097cm" fo:border-left="0.1pt solid #000000" fo:border-right="none" fo:border-top="none" fo:border-bottom="0.1pt solid #000000" style:writing-mode="lr-tb"/>
    </style:style>
    <style:style style:name="Tabla1.D5" style:family="table-cell">
      <style:table-cell-properties style:vertical-align="top" fo:padding="0.097cm" fo:border-left="0.1pt solid #000000" fo:border-right="none" fo:border-top="none" fo:border-bottom="0.1pt solid #000000" style:writing-mode="lr-tb"/>
    </style:style>
    <style:style style:name="Tabla1.E5" style:family="table-cell">
      <style:table-cell-properties style:vertical-align="top" fo:padding="0.097cm" fo:border-left="0.1pt solid #000000" fo:border-right="0.1pt solid #000000" fo:border-top="none" fo:border-bottom="0.1pt solid #000000" style:writing-mode="lr-tb"/>
    </style:style>
    <style:style style:name="Tabla2" style:family="table">
      <style:table-properties style:width="7.811cm" table:align="left" style:writing-mode="lr-tb"/>
    </style:style>
    <style:style style:name="Tabla2.A" style:family="table-column">
      <style:table-column-properties style:column-width="3.847cm"/>
    </style:style>
    <style:style style:name="Tabla2.B" style:family="table-column">
      <style:table-column-properties style:column-width="3.963cm"/>
    </style:style>
    <style:style style:name="Tabla2.1" style:family="table-row">
      <style:table-row-properties fo:keep-together="auto"/>
    </style:style>
    <style:style style:name="Tabla2.A1" style:family="table-cell">
      <style:table-cell-properties style:vertical-align="top" fo:padding="0cm" fo:border="none" style:writing-mode="lr-tb"/>
    </style:style>
    <style:style style:name="P1" style:family="paragraph" style:parent-style-name="Contingut_20_de_20_la_20_taula">
      <style:paragraph-properties fo:text-align="justify" style:justify-single-word="false" style:snap-to-layout-grid="false"/>
    </style:style>
    <style:style style:name="P2" style:family="paragraph" style:parent-style-name="Contingut_20_de_20_la_20_taula">
      <style:paragraph-properties fo:text-align="center" style:justify-single-word="false"/>
      <style:text-properties fo:font-weight="bold" style:font-weight-asian="bold" style:font-weight-complex="bold"/>
    </style:style>
    <style:style style:name="P3" style:family="paragraph" style:parent-style-name="Contingut_20_de_20_la_20_taula">
      <style:paragraph-properties fo:margin-top="0cm" fo:margin-bottom="0.499cm" loext:contextual-spacing="false"/>
      <style:text-properties style:font-name="Arial" fo:font-weight="bold" style:font-weight-asian="bold" style:font-name-complex="Arial"/>
    </style:style>
    <style:style style:name="P4" style:family="paragraph" style:parent-style-name="Contingut_20_de_20_la_20_taula">
      <style:paragraph-properties fo:margin-top="0cm" fo:margin-bottom="0.499cm" loext:contextual-spacing="false"/>
      <style:text-properties style:font-name="Arial" style:font-name-complex="Arial"/>
    </style:style>
    <style:style style:name="P5" style:family="paragraph" style:parent-style-name="Footnote">
      <style:paragraph-properties fo:text-align="center" style:justify-single-word="false"/>
    </style:style>
    <style:style style:name="P6" style:family="paragraph" style:parent-style-name="Heading_20_2">
      <style:text-properties style:font-name="Arial" fo:font-size="14pt" fo:background-color="#e0c2cd" style:font-size-asian="14pt" style:font-name-complex="Arial" style:font-size-complex="14pt"/>
    </style:style>
    <style:style style:name="P7" style:family="paragraph" style:parent-style-name="Heading_20_2">
      <style:text-properties style:font-name="Arial" fo:font-size="12pt" style:font-size-asian="12pt" style:font-name-complex="Arial" style:font-size-complex="12pt" fo:background-color="#ff0000"/>
    </style:style>
    <style:style style:name="P8" style:family="paragraph" style:parent-style-name="Heading_20_3">
      <style:text-properties style:font-name="Arial" fo:font-size="12pt" style:font-size-asian="12pt" style:font-name-complex="Arial" style:font-size-complex="12pt"/>
    </style:style>
    <style:style style:name="P9" style:family="paragraph" style:parent-style-name="Heading_20_3">
      <style:text-properties style:font-name="Arial" fo:font-size="12pt" style:font-size-asian="12pt" style:font-name-complex="Arial"/>
    </style:style>
    <style:style style:name="P10" style:family="paragraph" style:parent-style-name="Standard">
      <style:text-properties style:font-name="Arial" style:font-name-complex="Arial"/>
    </style:style>
    <style:style style:name="P11" style:family="paragraph" style:parent-style-name="Text_20_body">
      <style:text-properties style:font-name="Arial" fo:font-size="16pt" fo:language="es" fo:country="none" style:text-underline-style="solid" style:text-underline-width="auto" style:text-underline-color="font-color" fo:font-weight="bold" style:font-size-asian="16pt" style:font-weight-asian="bold" style:font-name-complex="Arial" style:font-size-complex="16pt" style:font-weight-complex="bold"/>
    </style:style>
    <style:style style:name="P12" style:family="paragraph" style:parent-style-name="Text_20_body">
      <style:text-properties style:font-name="Arial" fo:font-size="14pt" fo:font-weight="bold" fo:background-color="#e0c2cd" style:font-size-asian="14pt" style:font-weight-asian="bold" style:font-name-complex="Arial" style:font-size-complex="14pt" style:font-weight-complex="bold"/>
    </style:style>
    <style:style style:name="P13" style:family="paragraph" style:parent-style-name="Text_20_body">
      <style:text-properties style:font-name="Arial" fo:font-weight="bold" style:font-weight-asian="bold" style:font-name-complex="Arial" style:font-weight-complex="bold"/>
    </style:style>
    <style:style style:name="P14" style:family="paragraph" style:parent-style-name="Text_20_body">
      <style:text-properties style:font-name="Arial" fo:font-weight="bold" style:font-weight-asian="bold" style:font-name-complex="Arial"/>
    </style:style>
    <style:style style:name="P15" style:family="paragraph" style:parent-style-name="Text_20_body">
      <style:text-properties style:font-name="Arial" fo:font-weight="bold" fo:background-color="#f7d1d5" style:font-weight-asian="bold" style:font-name-complex="Arial" style:font-weight-complex="bold"/>
    </style:style>
    <style:style style:name="P16" style:family="paragraph" style:parent-style-name="Text_20_body">
      <style:text-properties style:font-name="Arial" fo:font-weight="bold" fo:background-color="#f7d1d5" style:font-weight-asian="bold" style:font-name-complex="Arial" style:font-weight-complex="bold"/>
    </style:style>
    <style:style style:name="P17" style:family="paragraph" style:parent-style-name="Text_20_body">
      <style:text-properties style:font-name="Arial" fo:font-weight="bold" fo:background-color="#ffd7d7" style:font-weight-asian="bold" style:font-name-complex="Arial" style:font-weight-complex="bold"/>
    </style:style>
    <style:style style:name="P18" style:family="paragraph" style:parent-style-name="Text_20_body">
      <style:text-properties style:font-name="Arial" style:font-name-complex="Arial"/>
    </style:style>
    <style:style style:name="P19" style:family="paragraph" style:parent-style-name="Text_20_body">
      <style:text-properties style:font-name="Arial" style:font-name-complex="Arial"/>
    </style:style>
    <style:style style:name="P20" style:family="paragraph" style:parent-style-name="Text_20_body">
      <style:text-properties fo:language="es" fo:country="none"/>
    </style:style>
    <style:style style:name="P21" style:family="paragraph" style:parent-style-name="Text_20_body" style:list-style-name="WW8Num2">
      <style:paragraph-properties fo:margin-left="0cm" fo:margin-right="0cm" fo:text-indent="0cm" style:auto-text-indent="false"/>
      <style:text-properties style:font-name="Arial" style:font-name-complex="Arial"/>
    </style:style>
    <style:style style:name="P22" style:family="paragraph" style:parent-style-name="Text_20_body">
      <style:paragraph-properties fo:margin-left="0.847cm" fo:margin-right="0cm" fo:text-indent="-0.847cm" style:auto-text-indent="false"/>
    </style:style>
    <style:style style:name="P23" style:family="paragraph" style:parent-style-name="Text_20_body" style:list-style-name="WW8Num3">
      <style:paragraph-properties fo:margin-left="0.847cm" fo:margin-right="0cm" fo:text-indent="-0.847cm" style:auto-text-indent="false"/>
    </style:style>
    <style:style style:name="P24" style:family="paragraph" style:parent-style-name="Text_20_body">
      <style:paragraph-properties fo:margin-left="0.847cm" fo:margin-right="0cm" fo:text-indent="-0.847cm" style:auto-text-indent="false"/>
      <style:text-properties style:font-name="Arial" style:font-name-complex="Arial"/>
    </style:style>
    <style:style style:name="P25" style:family="paragraph" style:parent-style-name="Text_20_body">
      <style:paragraph-properties fo:margin-left="0.847cm" fo:margin-right="0cm" fo:text-indent="-0.847cm" style:auto-text-indent="false"/>
      <style:text-properties style:font-name="Arial" fo:language="es" fo:country="none" fo:font-weight="bold" fo:background-color="#ffd7d7" style:font-weight-asian="bold" style:font-name-complex="Arial" style:font-weight-complex="bold"/>
    </style:style>
    <style:style style:name="P26" style:family="paragraph" style:parent-style-name="Text_20_body">
      <style:paragraph-properties fo:margin-left="0.847cm" fo:margin-right="0cm" fo:text-indent="-0.847cm" style:auto-text-indent="false"/>
      <style:text-properties style:font-name="Arial" fo:font-size="12pt" style:font-size-asian="12pt" style:font-name-complex="Arial"/>
    </style:style>
    <style:style style:name="P27" style:family="paragraph" style:parent-style-name="Text_20_body">
      <style:paragraph-properties fo:margin-top="0cm" fo:margin-bottom="0cm" loext:contextual-spacing="false"/>
      <style:text-properties style:font-name="Arial" fo:font-size="12pt" style:font-size-asian="12pt" style:font-name-complex="Arial"/>
    </style:style>
    <style:style style:name="P28" style:family="paragraph" style:parent-style-name="Text_20_body">
      <style:paragraph-properties fo:margin-top="0cm" fo:margin-bottom="0cm" loext:contextual-spacing="false"/>
      <style:text-properties style:font-name="Arial" fo:font-weight="bold" style:font-weight-asian="bold" style:font-name-complex="Arial"/>
    </style:style>
    <style:style style:name="P29" style:family="paragraph" style:parent-style-name="Text_20_body">
      <style:paragraph-properties fo:margin-top="0cm" fo:margin-bottom="0cm" loext:contextual-spacing="false"/>
    </style:style>
    <style:style style:name="P30" style:family="paragraph" style:parent-style-name="Text_20_body" style:master-page-name="Standard">
      <style:paragraph-properties style:page-number="auto"/>
      <style:text-properties style:font-name="Arial" fo:font-size="16pt" fo:language="es" fo:country="none" style:text-underline-style="solid" style:text-underline-width="auto" style:text-underline-color="font-color" fo:font-weight="bold" style:font-size-asian="16pt" style:font-weight-asian="bold" style:font-name-complex="Arial" style:font-size-complex="16pt" style:font-weight-complex="bold"/>
    </style:style>
    <style:style style:name="T1" style:family="text">
      <style:text-properties fo:language="es" fo:country="none"/>
    </style:style>
    <style:style style:name="T2" style:family="text">
      <style:text-properties fo:language="es" fo:country="none" style:text-underline-style="solid" style:text-underline-width="auto" style:text-underline-color="font-color"/>
    </style:style>
    <style:style style:name="T3" style:family="text">
      <style:text-properties style:font-name="Arial" fo:font-weight="bold" style:font-weight-asian="bold" style:font-name-complex="Arial"/>
    </style:style>
    <style:style style:name="T4" style:family="text">
      <style:text-properties style:font-name="Arial" fo:font-weight="bold" style:font-weight-asian="bold" style:font-name-complex="Arial" style:font-weight-complex="bold"/>
    </style:style>
    <style:style style:name="T5" style:family="text">
      <style:text-properties style:font-name="Arial" style:font-name-complex="Arial"/>
    </style:style>
    <style:style style:name="T6" style:family="text">
      <style:text-properties style:font-name="Arial" style:font-name-asian="Arial" style:font-name-complex="Arial"/>
    </style:style>
    <style:style style:name="T7" style:family="text">
      <style:text-properties style:font-name="Arial" fo:font-size="12pt" style:font-size-asian="12pt" style:font-name-complex="Ari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2. Pla de Màrketing</text:p>
      <text:p text:style-name="P11"/>
      <text:p text:style-name="P12">2.1. Definició dels objectius</text:p>
      <text:p text:style-name="P16"><text:bookmark text:name="section-19"/><text:bookmark text:name="section-18"/>2.1.1. Definició dels objectius que volem assolir i de la Responsabilitat social de la vostra empresa</text:p>
      <text:p text:style-name="Text_20_body"><text:bookmark text:name="section-20"/><text:span text:style-name="T4">- </text:span><text:span text:style-name="T5">Enumereu els objectius que voleu assolir. Aquests els podeu temporalitzar a curt, mig, i llarg termini. Un altre criteri, seria definir els objectius des de diferents òptiques, com poden ser; personals/professionals - comercials - econòmics/financers - organitzatius – etc.</text:span></text:p>
      <text:p text:style-name="P18">- Definiu la vostra responsabilitat social: Àmbits d’actuació, compromisos, accions...</text:p>
      <text:h text:style-name="P6" text:outline-level="2"><text:bookmark text:name="an%2525252525C3%2525252525A0lisi-de-merc"/>2.2. Anàlisi de mercat</text:h>
      <text:p text:style-name="P15"><text:bookmark text:name="section-22"/><text:bookmark text:name="section-21"/>2.2.1. Anàlisi de la demanda (clients/usuaris)</text:p>
      <text:p text:style-name="Text_20_body"><text:bookmark text:name="section-23"/><text:span text:style-name="T5">En aquest apartat </text:span><text:span text:style-name="T3">farem un estudi dels clients potencials del nostre futur negoci</text:span><text:span text:style-name="T5">. Per això cal definir de la forma més precisa possible, així com explicar-ne el perfil. Per poder planificar les accions de comunicació amb la clientela, és imprescindible identificar i definir </text:span><text:span text:style-name="T3">qui són i com són els nostres clients</text:span><text:span text:style-name="T5">. Quanta més informació s’ obtingui, major serà el grau d’encert a l’ hora de plantejar els productes/serveis i la forma de diferenciar-los de la competència.</text:span></text:p>
      <text:p text:style-name="P13">-Si l’ empresa dirigeix el seu producte/servei directament a persones, s’ha d’obtenir informació relativa a les seves característiques personals: sexe, edat (infants/joves/adults) o d' altres característiques personals que els diferencien, nivell de renda (volum d’ ingressos mitjans), formació, hàbits de compra (on es compra, amb quina freqüència), etc.</text:p>
      <text:p text:style-name="P14">-Si l’ empresa es dirigeix a altres empreses, serà necessari obtenir informació sobre la seva dimensió, nombre de persones que hi treballen, volum de facturació, hàbits de compra, localització territorial, serveis que ofereixen, etc.</text:p>
      <text:p text:style-name="Text_20_body"><text:span text:style-name="T5">Una </text:span><text:span text:style-name="T4">altra dada interessant </text:span><text:span text:style-name="T5">per realitzar l’estudi de mercat, en cas que els nostres serveis s' adrecin <text:s/>a la població en general, és </text:span><text:span text:style-name="T4">analitzar el volum de població que resideix a l’àrea de localització del negoci i que en poden ser, per tant, potencialment clients.</text:span></text:p>
      <text:p text:style-name="P17"><text:bookmark text:name="section-24"/>2.2.2. Anàlisi de la competència</text:p>
      <text:p text:style-name="Text_20_body"><text:bookmark text:name="section-25"/><text:span text:style-name="T5">Cal descriure els </text:span><text:span text:style-name="T3">aspectes més rellevants que defineixen la competència directa</text:span><text:span text:style-name="T5">, tot establint una comparació amb la nostra empresa i destacant si s’ està en una situació de fortalesa o de feblesa respecte d’aquesta.</text:span></text:p>
      <text:p text:style-name="P18">Aleshores les qüestions que s’han de respondre són les següents:</text:p>
      <text:list xml:id="list1722128816" text:style-name="WW8Num2">
        <text:list-item>
          <text:p text:style-name="P21">Quina és la competència directa actual?</text:p>
        </text:list-item>
        <text:list-item>
          <text:p text:style-name="P21">On s’ ubica? </text:p>
        </text:list-item>
        <text:list-item>
          <text:p text:style-name="P21">A quina clientela es dirigeix i on es troba?</text:p>
        </text:list-item>
        <text:list-item>
          <text:p text:style-name="P21">Quins productes/serveis comercialitzen els nostres competidors o competidores</text:p>
        </text:list-item>
        <text:list-item>
          <text:p text:style-name="P21">Quines són les característiques més rellevants d’aquests serveis?</text:p>
        </text:list-item>
        <text:list-item>
          <text:p text:style-name="P21"><text:soft-page-break/>Preus?</text:p>
        </text:list-item>
        <text:list-item>
          <text:p text:style-name="P21">Quins són els punts forts i febles dels i les competidors/es en relació amb la nostra empresa?</text:p>
        </text:list-item>
      </text:list>
      <text:p text:style-name="P18"/>
      <text:p text:style-name="P18">Per analitzar la competència empleneu aquesta taula:</text:p>
      <text:p text:style-name="P18"/>
      <table:table table:name="Tabla1" table:style-name="Tabla1">
        <table:table-column table:style-name="Tabla1.A" table:number-columns-repeated="4"/>
        <table:table-column table:style-name="Tabla1.E"/>
        <table:table-row table:style-name="Tabla1.1">
          <table:table-cell table:style-name="Tabla1.A1" office:value-type="string">
            <text:p text:style-name="P2">Nom </text:p>
          </table:table-cell>
          <table:table-cell table:style-name="Tabla1.A1" office:value-type="string">
            <text:p text:style-name="P2">Ubicació</text:p>
          </table:table-cell>
          <table:table-cell table:style-name="Tabla1.A1" office:value-type="string">
            <text:p text:style-name="P2">Serveis que ofereix</text:p>
          </table:table-cell>
          <table:table-cell table:style-name="Tabla1.A1" office:value-type="string">
            <text:p text:style-name="P2">Preus</text:p>
          </table:table-cell>
          <table:table-cell table:style-name="Tabla1.E1" office:value-type="string">
            <text:p text:style-name="P2">Punts forts i febles respecte a nosaltres</text:p>
          </table:table-cell>
        </table:table-row>
        <table:table-row table:style-name="Tabla1.1">
          <table:table-cell table:style-name="Tabla1.A2" office:value-type="string">
            <text:p text:style-name="P1"/>
          </table:table-cell>
          <table:table-cell table:style-name="Tabla1.B2" office:value-type="string">
            <text:p text:style-name="P1"/>
          </table:table-cell>
          <table:table-cell table:style-name="Tabla1.C2" office:value-type="string">
            <text:p text:style-name="P1"/>
          </table:table-cell>
          <table:table-cell table:style-name="Tabla1.D2" office:value-type="string">
            <text:p text:style-name="P1"/>
          </table:table-cell>
          <table:table-cell table:style-name="Tabla1.E2" office:value-type="string">
            <text:p text:style-name="P1"/>
          </table:table-cell>
        </table:table-row>
        <table:table-row table:style-name="Tabla1.1">
          <table:table-cell table:style-name="Tabla1.A3" office:value-type="string">
            <text:p text:style-name="P1"/>
          </table:table-cell>
          <table:table-cell table:style-name="Tabla1.B3" office:value-type="string">
            <text:p text:style-name="P1"/>
          </table:table-cell>
          <table:table-cell table:style-name="Tabla1.C3" office:value-type="string">
            <text:p text:style-name="P1"/>
          </table:table-cell>
          <table:table-cell table:style-name="Tabla1.D3" office:value-type="string">
            <text:p text:style-name="P1"/>
          </table:table-cell>
          <table:table-cell table:style-name="Tabla1.E3" office:value-type="string">
            <text:p text:style-name="P1"/>
          </table:table-cell>
        </table:table-row>
        <table:table-row table:style-name="Tabla1.1">
          <table:table-cell table:style-name="Tabla1.A4" office:value-type="string">
            <text:p text:style-name="P1"/>
          </table:table-cell>
          <table:table-cell table:style-name="Tabla1.B4" office:value-type="string">
            <text:p text:style-name="P1"/>
          </table:table-cell>
          <table:table-cell table:style-name="Tabla1.C4" office:value-type="string">
            <text:p text:style-name="P1"/>
          </table:table-cell>
          <table:table-cell table:style-name="Tabla1.D4" office:value-type="string">
            <text:p text:style-name="P1"/>
          </table:table-cell>
          <table:table-cell table:style-name="Tabla1.E4" office:value-type="string">
            <text:p text:style-name="P1"/>
          </table:table-cell>
        </table:table-row>
        <table:table-row table:style-name="Tabla1.1">
          <table:table-cell table:style-name="Tabla1.A5" office:value-type="string">
            <text:p text:style-name="P1"/>
          </table:table-cell>
          <table:table-cell table:style-name="Tabla1.B5" office:value-type="string">
            <text:p text:style-name="P1"/>
          </table:table-cell>
          <table:table-cell table:style-name="Tabla1.C5" office:value-type="string">
            <text:p text:style-name="P1"/>
          </table:table-cell>
          <table:table-cell table:style-name="Tabla1.D5" office:value-type="string">
            <text:p text:style-name="P1"/>
          </table:table-cell>
          <table:table-cell table:style-name="Tabla1.E5" office:value-type="string">
            <text:p text:style-name="P1"/>
          </table:table-cell>
        </table:table-row>
      </table:table>
      <text:p text:style-name="P10"/>
      <text:p text:style-name="P18"/>
      <text:p text:style-name="P17">2.2.3. Anàlisi de l’entorn</text:p>
      <text:p text:style-name="P18"><text:bookmark text:name="section-27"/>A continuació, t’exposem diferents aspectes o factors de l’ entorn que poden influir en la viabilitat del projecte. No cal que els analitzeu tots, sols analitzeu aquells que penseu que més us poden influir.</text:p>
      <text:list xml:id="list187924772" text:style-name="WW8Num3">
        <text:list-item>
          <text:p text:style-name="P23"><text:span text:style-name="T5">Factors </text:span><text:span text:style-name="T3">socioculturals</text:span><text:span text:style-name="T5">: Definir els factors culturals, hàbits de consum, tradicions, canvis de models, tendències de mercat de la població de l’ àmbit geogràfic on volem ubicar el nostre negoci i de la societat en general.</text:span></text:p>
        </text:list-item>
        <text:list-item>
          <text:p text:style-name="P23"><text:span text:style-name="T5">Factors </text:span><text:span text:style-name="T3">jurídics i tecnològics</text:span><text:span text:style-name="T5">: Conèixer la legislació de l’ activitat, analitzar el mercat de treball (disponibilitat de mà d’obra qualificada i tècnics i tècniques especialistes en un camp determinat, etc.), conèixer els factors tecnològics (noves tecnologies, política R+D infraestructures científiques…).</text:span></text:p>
        </text:list-item>
        <text:list-item>
          <text:p text:style-name="P23"><text:span text:style-name="T5">Factors </text:span><text:span text:style-name="T3">econòmics</text:span><text:span text:style-name="T5">: Barreres d’ entrada, conjuntura econòmica, actuacions de promoció i recolzament del sector per part de l’ Administració.</text:span></text:p>
        </text:list-item>
        <text:list-item>
          <text:p text:style-name="P23"><text:span text:style-name="T3">Altres factors</text:span><text:span text:style-name="T5">: En aquest apartat inclourem qualsevol altre factor important alhora d’ analitzar el nostre projecte com la ubicació del negoci, temporades de major i menor activitat.</text:span></text:p>
        </text:list-item>
      </text:list>
      <text:p text:style-name="P24"/>
      <text:p text:style-name="P25">2.2.4. Elaborar l’ anàlisi DAFO</text:p>
      <text:p text:style-name="Text_20_body"><text:bookmark text:name="section-29"/><text:span text:style-name="T5">L’ anàlisi </text:span><text:span text:style-name="T3">DAFO</text:span><text:span text:style-name="T5"> (</text:span><text:span text:style-name="T3">D</text:span><text:span text:style-name="T5">ebilitats, </text:span><text:span text:style-name="T3">A</text:span><text:span text:style-name="T5">menaces, </text:span><text:span text:style-name="T3">F</text:span><text:span text:style-name="T5">ortaleses, </text:span><text:span text:style-name="T3">O</text:span><text:span text:style-name="T5">portunitats) ens donarà un diagnòstic del nostre projecte tant a nivell intern com extern. L’ anàlisi es fa sobre dos eixos diferents:</text:span></text:p>
      <text:p text:style-name="P22"><text:span text:style-name="T5">•</text:span><text:span text:style-name="T6"> </text:span><text:span text:style-name="T3">Nivell extern i intern:</text:span><text:span text:style-name="T5"> tindrem en compte aquelles amenaces o oportunitats que venen de fora així com les mancances o fortaleses de la nostra entitat a nivell intern.</text:span></text:p>
      <text:p text:style-name="P22"><text:span text:style-name="T5">•</text:span><text:span text:style-name="T6"> <text:s/></text:span><text:span text:style-name="T3">Aspectes positius i negatius:</text:span><text:span text:style-name="T5"> caldrà que detectem tant els aspectes positius que internament i externa ens beneficien així com els aspectes negatius que ens perjudiquen internament i ens amenacen externament.</text:span></text:p>
      <text:p text:style-name="P18">Amb aquests dos eixos, l’ anàlisi evita que oblidem els aspectes externs, sovint <text:soft-page-break/>menystinguts, i els aspectes positius de què ja gaudim per tal que els puguem potenciar com cal.</text:p>
      <text:h text:style-name="P8" text:outline-level="3">1. Aspectes què podem valorar dins una anàlisi interna:</text:h>
      <text:h text:style-name="P8" text:outline-level="3"><text:bookmark text:name="qu%2525252525C3%2525252525A8-ens-diferen"/>Què ens diferencia de les altres entitats? Què és allò que millor sabem fer? Comptem amb un bon equip? Disposem dels recursos tècnics i materials que necessitem? Tenim suficient experiència? Disposem de la formació necessària? </text:h>
      <text:p text:style-name="Text_20_body"><text:span text:style-name="T5">En la dimensió interna, cal incloure únicament allò que </text:span><text:span text:style-name="T3">té directament a veure amb la nostra entitat</text:span><text:span text:style-name="T5">: gestió, recursos humans i materials, etc. Segons les respostes que obtinguem, les considerarem </text:span><text:span text:style-name="T3">Fortaleses o Debilitats</text:span><text:span text:style-name="T5">.</text:span></text:p>
      <text:h text:style-name="P9" text:outline-level="3">2 . Aspectes què podem valorar dins una anàlisi externa:</text:h>
      <text:h text:style-name="P9" text:outline-level="3"><text:bookmark text:name="a-quines-noves-necessitats-del-nostre-en"/>A quines noves necessitats del nostre entorn estem capacitats per respondre? Tenim una bona imatge ja creada al nostre entorn? Som coneguts? Qui fa el mateix que nosaltres, ho fan millor o pitjor? Quins canvis en l’ entorn ens poden beneficiar o perjudicar? …..</text:h>
      <text:p text:style-name="P26"/>
      <text:p text:style-name="P27"/>
      <text:p text:style-name="P29"><text:span text:style-name="T5">En la dimensió externa, cal valorar elements analitzats en la </text:span><text:span text:style-name="T3">demanda, la competència i l’ entorn</text:span><text:span text:style-name="T5">. Segons les respostes que obtinguem, les considerarem </text:span><text:span text:style-name="T3">Oportunitats o Amenaces.</text:span></text:p>
      <text:p text:style-name="P28"/>
      <table:table table:name="Tabla2" table:style-name="Tabla2">
        <table:table-column table:style-name="Tabla2.A"/>
        <table:table-column table:style-name="Tabla2.B"/>
        <table:table-row table:style-name="Tabla2.1">
          <table:table-cell table:style-name="Tabla2.A1" office:value-type="string">
            <text:p text:style-name="P3">ANÀLISI INTERNA</text:p>
          </table:table-cell>
          <table:table-cell table:style-name="Tabla2.A1" office:value-type="string">
            <text:p text:style-name="P3">ANÀLISI EXTERNA</text:p>
          </table:table-cell>
        </table:table-row>
        <table:table-row table:style-name="Tabla2.1">
          <table:table-cell table:style-name="Tabla2.A1" office:value-type="string">
            <text:p text:style-name="P4">DEBILITATS</text:p>
          </table:table-cell>
          <table:table-cell table:style-name="Tabla2.A1" office:value-type="string">
            <text:p text:style-name="P4">AMENACES</text:p>
          </table:table-cell>
        </table:table-row>
        <table:table-row table:style-name="Tabla2.1">
          <table:table-cell table:style-name="Tabla2.A1" office:value-type="string">
            <text:p text:style-name="P4">-</text:p>
            <text:p text:style-name="P4">-</text:p>
            <text:p text:style-name="P4">-</text:p>
          </table:table-cell>
          <table:table-cell table:style-name="Tabla2.A1" office:value-type="string">
            <text:p text:style-name="P4">-</text:p>
            <text:p text:style-name="P4">-</text:p>
            <text:p text:style-name="P4">-</text:p>
          </table:table-cell>
        </table:table-row>
        <table:table-row table:style-name="Tabla2.1">
          <table:table-cell table:style-name="Tabla2.A1" office:value-type="string">
            <text:p text:style-name="P4">FORTALESES</text:p>
          </table:table-cell>
          <table:table-cell table:style-name="Tabla2.A1" office:value-type="string">
            <text:p text:style-name="P4">OPORTUNITATS</text:p>
          </table:table-cell>
        </table:table-row>
        <table:table-row table:style-name="Tabla2.1">
          <table:table-cell table:style-name="Tabla2.A1" office:value-type="string">
            <text:p text:style-name="P4">-</text:p>
            <text:p text:style-name="P4">-</text:p>
            <text:p text:style-name="P4">-</text:p>
          </table:table-cell>
          <table:table-cell table:style-name="Tabla2.A1" office:value-type="string">
            <text:p text:style-name="P4">-</text:p>
            <text:p text:style-name="P4">-</text:p>
            <text:p text:style-name="P4">-</text:p>
          </table:table-cell>
        </table:table-row>
      </table:table>
      <text:p text:style-name="P18"/>
      <text:p text:style-name="Text_20_body"><text:span text:style-name="T5">Un cop hem analitzat exhaustivament el nostre projecte tant externament com internament, és el moment d’ extreure </text:span><text:span text:style-name="T3">conclusions</text:span><text:span text:style-name="T5"> i prendre </text:span><text:span text:style-name="T3">decisions estratègiques</text:span><text:span text:style-name="T5"> amb l’objectiu de </text:span><text:span text:style-name="T3">reforçar els punts forts</text:span><text:span text:style-name="T5"> i intentar </text:span><text:span text:style-name="T3">donar resposta als punts febles</text:span><text:span text:style-name="T5">.</text:span></text:p>
      <text:p text:style-name="P18"><text:soft-page-break/></text:p>
      <text:p text:style-name="P14">DECISIONS ESTRATÈGIQUES</text:p>
      <text:p text:style-name="P18">-</text:p>
      <text:p text:style-name="P20">-</text:p>
      <text:p text:style-name="P20">-</text:p>
      <text:p text:style-name="P20"/>
      <text:h text:style-name="P7" text:outline-level="2"><text:bookmark text:name="m%2525252525C3%2525252525A0rqueting-oper"/>2.3. Màrqueting operatiu</text:h>
      <text:p text:style-name="P17"><text:bookmark text:name="section-31"/><text:bookmark text:name="section-30"/>2.3.1. Producte o servei</text:p>
      <text:p text:style-name="Text_20_body"><text:bookmark text:name="section-32"/><text:span text:style-name="T5">Explica amb tot detall les </text:span><text:span text:style-name="T3">característiques del producte o servei</text:span><text:span text:style-name="T5">, indicant els </text:span><text:span text:style-name="T3">elements diferenciadors</text:span><text:span text:style-name="T5">, respecte els ja existents al mercat per captar l’ atenció dels clients potencials, la </text:span><text:span text:style-name="T3">localització geogràfica </text:span><text:span text:style-name="T5">definitiva del projecte i el </text:span><text:span text:style-name="T3">nom i logo</text:span><text:span text:style-name="T5"> de l’ empresa.</text:span></text:p>
      <text:p text:style-name="P18">Des del punt de vista del client, cal analitzar les novetats que aporta: qualitat, avantatges, marca, presentació, atenció al client, personalització i diferenciació del producte, garantia, servei postvenda, entre d’ altres. En aquest apartat heu de concretar procés a procés el vostre servei, desgranant des de l’ inici del servei fins la seva fi.</text:p>
      <text:p text:style-name="P17"><text:bookmark text:name="section-33"/>2.3.2. Preu</text:p>
      <text:p text:style-name="P18"><text:bookmark text:name="section-34"/>(Aquesta qüestió quedarà pendent de decidir, fins que arribem al pla econòmic financer)</text:p>
      <text:p text:style-name="P18">El preu és una variable molt important del màrqueting i pot tenir un efecte immediat en els clients potencials. Hi ha diferents mètodes o criteris en la fixació dels preus:</text:p>
      <text:p text:style-name="Text_20_body"><text:span text:style-name="T5">•</text:span><text:span text:style-name="T6"> </text:span><text:span text:style-name="T5">Tenint en compte els </text:span><text:span text:style-name="T3">costos de producció</text:span><text:span text:style-name="T5"> i el </text:span><text:span text:style-name="T3">marge </text:span><text:span text:style-name="T5">que volem obtenir (Preu=Cost total unitari+Marge)</text:span></text:p>
      <text:p text:style-name="P22"><text:span text:style-name="T5">•</text:span><text:span text:style-name="T6"> </text:span><text:span text:style-name="T5">Tenint en compte els </text:span><text:span text:style-name="T3">preus de la competència</text:span><text:span text:style-name="T5">. Aquest criteri és el més habitual en petites empreses i sobretot si el producte o servei ofert és similar al de la competència.</text:span></text:p>
      <text:p text:style-name="Text_20_body"><text:span text:style-name="T5">Tenint en compte la </text:span><text:span text:style-name="T3">innovació</text:span><text:span text:style-name="T5">, </text:span><text:span text:style-name="T3">diferència </text:span><text:span text:style-name="T5">o </text:span><text:span text:style-name="T3">valor afegit</text:span><text:span text:style-name="T5"> del producte o servei que s’ ofereix en un mercat. En aquest cas ens podem allunyar dels preus establerts en el mercat, ja que el que s’ ofereix és diferent. No obstant, haurem de saber quina és la percepció del comprador i quan està disposat a pagar.</text:span></text:p>
      <text:p text:style-name="P18"/>
      <text:p text:style-name="P17">2.3.3. Distribució</text:p>
      <text:p text:style-name="Text_20_body"><text:bookmark text:name="section-36"/><text:span text:style-name="T5">En aquest apartat heu d'indicar el canal de distribució del vostre producte o servei. El canal de distribució són els circuits a traves dels quals arriben els productes o serveis al consumidor final, o també el </text:span><text:span text:style-name="T3">nombre d’intermediaris </text:span><text:span text:style-name="T5">existents </text:span><text:span text:style-name="T3">entre la nostra empresa i el consumidor final</text:span><text:span text:style-name="T5">. Entenem que el canal és directe, quan no hi ha intermediaris. En cas contrari, heu d’indicar els que hi han.</text:span></text:p>
      <text:p text:style-name="P18"/>
      <text:p text:style-name="P18"/>
      <text:p text:style-name="P18"/>
      <text:p text:style-name="P18"/>
      <text:p text:style-name="P18"/>
      <text:p text:style-name="P18"><text:soft-page-break/></text:p>
      <text:p text:style-name="P17"><text:bookmark text:name="section-37"/>2.3.4. Comunicació</text:p>
      <text:p text:style-name="Text_20_body"><text:bookmark text:name="section-38"/><text:span text:style-name="T5">En aquest apartat has de definir quina serà la teva política de promoció i publicitat. Que consisteix en </text:span><text:span text:style-name="T3">definir les eines o instruments que utilitzaràs per donar a conèixer la teva empresa i el teu producte o servei</text:span><text:span text:style-name="T5">. També has de </text:span><text:span text:style-name="T3">valorar el cost d'aquestes accions.</text:span></text:p>
      <text:p text:style-name="P18">Tenir ben definits aquests dos aspectes és de gran importància perquè la teva empresa pugui aconseguir els objectius fixats en les previsions de vendes.</text:p>
      <text:p text:style-name="P18">És important elaborar un pla de mitjans de comunicació, on es plasmin les mesures promocionals i publicitàries que es realitzaran per donar-se a conèixer davant de la clientela. L’objectiu és informar al client potencial sobre la nostre existència, donar a conèixer les característiques, els avantatges i les necessitats que satisfà, estimulant la compra d’aquests.</text:p>
      <text:p text:style-name="P18"/>
      <text:p text:style-name="P18">A continuació fem una breu classificació de diferents eines o instruments:</text:p>
      <text:p text:style-name="P22"><text:span text:style-name="T5">•</text:span><text:span text:style-name="T6"> </text:span><text:span text:style-name="T3">Publicitat:</text:span><text:span text:style-name="T5"> Correu directe, diaris, revistes, ràdio, TV, </text:span><text:span text:style-name="T3">Internet</text:span><text:span text:style-name="T5">… L’elecció del mitjà de comunicació és important, cal valorar l’eficàcia i el cost.</text:span></text:p>
      <text:p text:style-name="P22"><text:span text:style-name="T5">•</text:span><text:span text:style-name="T6"> </text:span><text:span text:style-name="T3">Promoció de vendes:</text:span><text:span text:style-name="T5"> Mostres gratuïtes, rebaixes, descomptes, productes complementaris gratuïts, sortejos, informació tècnica complementària …</text:span></text:p>
      <text:p text:style-name="P22"><text:span text:style-name="T5">•</text:span><text:span text:style-name="T6"> </text:span><text:span text:style-name="T3">Venda directa:</text:span><text:span text:style-name="T5"> La venda personal és un instrument molt eficaç. Permet conèixer les reaccions del client potencial i adaptar-se a les seves necessitats. A més permet, seleccionar i actuar directament sobre els clients més potencials. Es pot fer en persona, a través del telèfon, del correu, d’ Internet…</text:span></text:p>
      <text:p text:style-name="P22"><text:span text:style-name="T5">•</text:span><text:span text:style-name="T6"> </text:span><text:span text:style-name="T3">Relacions públiques:</text:span><text:span text:style-name="T5"> Regals d’empresa, esponsorització d’ esdeveniments culturals, científics o esportius...</text:span></text:p>
      <text:p text:style-name="P18"/>
      <text:p text:style-name="P18"/>
      <text:p text:style-name="P18"/>
      <text:p text:style-name="P24"/>
      <text:p text:style-name="P18"/>
      <text:p text:style-name="P18"/>
      <text:p text:style-name="P10"/>
      <text:p text:style-name="P1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ymbol" svg:font-family="Symbol" style:font-family-generic="roman" style:font-pitch="variable" style:font-charset="x-symbol"/>
    <style:font-face style:name="Lucida Sans1" svg:font-family="'Lucida Sans'" style:font-family-generic="swiss"/>
    <style:font-face style:name="Noto Sans Devanagari" svg:font-family="'Noto Sans Devanagari'" style:font-family-generic="swiss"/>
    <style:font-face style:name="Microsoft YaHei" svg:font-family="'Microsoft YaHei'" style:font-pitch="variable"/>
    <style:font-face style:name="OpenSymbol" svg:font-family="OpenSymbol, 'Arial Unicode MS'" style:font-pitch="variable"/>
    <style:font-face style:name="SimSun"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Lucida Sans2" svg:font-family="'Lucida Sans'"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2pt" fo:language="ca" fo:country="ES" style:letter-kerning="true" style:font-name-asian="SimSun" style:font-family-asian="SimSun, 宋体" style:font-pitch-asian="variable" style:font-size-asian="12pt" style:language-asian="zh" style:country-asian="CN" style:font-name-complex="Tahoma" style:font-family-complex="Tahoma" style:font-family-generic-complex="swis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Lucida Sans2" style:font-family-complex="'Lucida Sans'"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Encapçalament"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宋体" style:font-pitch-asian="variable" style:font-size-asian="14pt" style:font-name-complex="Tahoma" style:font-family-complex="Tahoma" style:font-family-generic-complex="swiss" style:font-pitch-complex="variable" style:font-size-complex="14pt"/>
    </style:style>
    <style:style style:name="Heading_20_2" style:display-name="Heading 2" style:family="paragraph" style:parent-style-name="Encapçalament" style:next-style-name="Text_20_body" style:default-outline-level="2" style:class="text">
      <style:text-properties style:font-name="Times New Roman" fo:font-family="'Times New Roman'" style:font-family-generic="roman" style:font-pitch="variable" fo:font-size="18pt" fo:font-weight="bold" style:font-name-asian="SimSun" style:font-family-asian="SimSun, 宋体" style:font-pitch-asian="variable" style:font-size-asian="18pt" style:font-weight-asian="bold" style:font-name-complex="Tahoma" style:font-family-complex="Tahoma" style:font-family-generic-complex="swiss" style:font-pitch-complex="variable" style:font-size-complex="18pt" style:font-weight-complex="bold"/>
    </style:style>
    <style:style style:name="Heading_20_3" style:display-name="Heading 3" style:family="paragraph" style:parent-style-name="Encapçalament" style:next-style-name="Text_20_body" style:default-outline-level="3" style:class="text">
      <style:text-properties style:font-name="Times New Roman" fo:font-family="'Times New Roman'" style:font-family-generic="roman" style:font-pitch="variable" fo:font-size="14pt" fo:font-weight="bold" style:font-name-asian="SimSun" style:font-family-asian="SimSun, 宋体" style:font-pitch-asian="variable" style:font-size-asian="14pt" style:font-weight-asian="bold" style:font-name-complex="Tahoma" style:font-family-complex="Tahoma" style:font-family-generic-complex="swiss" style:font-pitch-complex="variable" style:font-size-complex="14pt" style:font-weight-complex="bold"/>
    </style:style>
    <style:style style:name="Llegenda"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Índex"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Llegenda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Línia_20_horitzontal" style:display-name="Línia horitzontal" style:family="paragraph" style:parent-style-name="Standard" style:next-style-name="Text_20_body">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Contingut_20_de_20_la_20_taula" style:display-name="Contingut de la taula" style:family="paragraph" style:parent-style-name="Standard">
      <style:paragraph-properties text:number-lines="false" text:line-number="0"/>
    </style:style>
    <style:style style:name="Encapçalament_20_de_20_la_20_taula" style:display-name="Encapçalament de la taula" style:family="paragraph" style:parent-style-name="Contingut_20_de_20_la_20_taul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apçalera_20_i_20_peu" style:display-name="Capçalera i peu" style:family="paragraph" style:parent-style-name="Standard">
      <style:paragraph-properties text:number-lines="false" text:line-number="0">
        <style:tab-stops>
          <style:tab-stop style:position="8.5cm" style:type="center"/>
          <style:tab-stop style:position="17cm"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OpenSymbol" style:font-family-complex="OpenSymbol, 'Arial Unicode MS'" style:font-pitch-complex="variable"/>
    </style:style>
    <style:style style:name="WW8Num3z0" style:family="text">
      <style:text-properties style:font-name="Symbol" fo:font-family="Symbol" style:font-family-generic="roman" style:font-pitch="variable" style:font-charset="x-symbol" style:font-name-complex="OpenSymbol" style:font-family-complex="OpenSymbol, 'Arial Unicode MS'" style:font-pitch-complex="variable"/>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Tipus_20_de_20_lletra_20_per_20_defecte_20_del_20_paràgraf" style:display-name="Tipus de lletra per defecte del paràgraf"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Símbols_20_de_20_pic" style:display-name="Símbols de pic" style:family="text">
      <style:text-properties style:font-name="OpenSymbol" fo:font-family="OpenSymbol, 'Arial Unicode MS'" style:font-pitch="variable" style:font-name-asian="OpenSymbol" style:font-family-asian="OpenSymbol, 'Arial Unicode MS'" style:font-pitch-asian="variable" style:font-name-complex="OpenSymbol" style:font-family-complex="OpenSymbol, 'Arial Unicode MS'" style:font-pitch-complex="variable"/>
    </style:style>
    <style:style style:name="Caràcters_20_de_20_nota_20_al_20_peu" style:display-name="Caràcters de nota al peu" style:family="text"/>
    <style:style style:name="Referència_20_de_20_nota_20_a_20_peu_20_de_20_pàgina" style:display-name="Referència de nota a peu de pàgina"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note">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07cm" fo:margin-top="0.808cm" style:dynamic-spacing="true"/>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16T15:47:00</meta:creation-date>
    <dc:date>2023-12-14T17:36:36.583000000</dc:date>
    <meta:print-date>1995-11-21T17:41:00</meta:print-date>
    <meta:editing-cycles>8</meta:editing-cycles>
    <meta:editing-duration>PT33M23S</meta:editing-duration>
    <meta:document-statistic meta:table-count="2" meta:image-count="0" meta:object-count="0" meta:page-count="5" meta:paragraph-count="89" meta:word-count="1476" meta:character-count="9420" meta:non-whitespace-character-count="8038"/>
    <meta:generator>LibreOffice/6.3.3.2$Windows_X86_64 LibreOffice_project/a64200df03143b798afd1ec74a12ab50359878ed</meta:generator>
  </office:meta>
</office:document-meta>
</file>